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51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Courier 10 Pitch'" style:font-pitch="fixed"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48cm" svg:x="1.4cm" svg:y="0.816cm" presentation:class="title" presentation:user-transformed="true">
          <draw:text-box>
            <text:p><text:span text:style-name="T1">INF431</text:span><text:line-break/><text:span text:style-name="T2">Soutenance du projet d'informatique</text:span></text:p>
          </draw:text-box>
        </draw:frame>
        <draw:frame presentation:style-name="pr2" draw:layer="layout" svg:width="16.256cm" svg:height="6.516cm" svg:x="5.588cm" svg:y="6.604cm" presentation:class="subtitle" presentation:user-transformed="true">
          <draw:text-box>
            <text:p>Sujet n°7</text:p>
            <text:p><text:span text:style-name="T3">ÉCHANTILLONNAGE DE GRANDES DONNÉES ET APPLICATIONS :</text:span></text:p>
            <text:p><text:span text:style-name="T3">SHAKESPEARE, LE WEB ET LES RÉSEAUX</text:span></text:p>
          </draw:text-box>
        </draw:frame>
        <draw:frame draw:style-name="gr1" draw:text-style-name="P2" draw:layer="layout" svg:width="18.034cm" svg:height="4.027cm" svg:x="5.08cm" svg:y="16.018cm">
          <draw:text-box>
            <text:p text:style-name="P1"><text:span text:style-name="T4">Mai 2013</text:span></text:p>
            <text:p text:style-name="P1"><text:span text:style-name="T4"/></text:p>
            <text:p text:style-name="P1"><text:span text:style-name="T4">Michel BLANCARD</text:span></text:p>
            <text:p text:style-name="P1"><text:span text:style-name="T4">Chantal 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nction de hachage</text:p>
          </draw:text-box>
        </draw:frame>
        <draw:frame presentation:style-name="pr4" draw:layer="layout" svg:width="24.639cm" svg:height="12.178cm" svg:x="1.4cm" svg:y="6.872cm" presentation:class="outline" presentation:user-transformed="true">
          <draw:text-box>
            <text:list text:style-name="L3">
              <text:list-item>
                <text:p>Lookup3.c de Robert Jenkin</text:p>
              </text:list-item>
              <text:list-item>
                <text:p>Execution en 0.5µs</text:p>
              </text:list-item>
              <text:list-item>
                <text:p>Code natif pour</text:p>
                <text:list>
                  <text:list-item>
                    <text:p>Ne pas avoir à recoder</text:p>
                  </text:list-item>
                  <text:list-item>
                    <text:p>Plus de rapidité</text:p>
                  </text:list-item>
                </text:list>
              </text:list-item>
              <text:list-item>
                <text:p>Implémentation des tests : Hashte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tage approché</text:p>
          </draw:text-box>
        </draw:frame>
        <draw:frame presentation:style-name="pr4" draw:layer="layout" svg:width="25.27cm" svg:height="12.178cm" svg:x="1.4cm" svg:y="4.914cm" presentation:class="outline" presentation:user-transformed="true">
          <draw:text-box>
            <text:list text:style-name="L3">
              <text:list-item>
                <text:p>Choix du paramètre b</text:p>
              </text:list-item>
              <text:list-item>
                <text:p>Précision : entre 1% et 3%</text:p>
              </text:list-item>
              <text:list-item>
                <text:p>Rapidité : 1Mo/s (longueur moyenne d'un mot = <text:s/>6)</text:p>
              </text:list-item>
              <text:list-item>
                <text:p>Implémentation : StaticAnalysis</text:p>
                <text:list>
                  <text:list-item>
                    <text:p><text:span text:style-name="T5">export LD_LIBRARY_PATH=.</text:span></text:p>
                  </text:list-item>
                  <text:list-item>
                    <text:p><text:span text:style-name="T5">java StaticAnalysis ../Texts/Sakespeare/Complet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ilarité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istence de seuils pour la langue et même pour le style.</text:p>
              </text:list-item>
              <text:list-item>
                <text:p>Meilleurs résultats pour k=1</text:p>
              </text:list-item>
              <text:list-item>
                <text:p>Implémentation : Static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nêtre glissan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Ne garde en mémoire qu'un passé proche</text:p>
              </text:list-item>
            </text:list>
          </draw:text-box>
        </draw:frame>
        <draw:frame draw:style-name="gr3" xml:id="id1" draw:id="id1" draw:layer="layout" svg:width="25.4cm" svg:height="13.045cm" svg:x="1.778cm" svg:y="7.021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nêtre glissant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Baisse de la variété</text:p>
                  </text:list-item>
                </text:list>
              </text:list-header>
            </text:list>
          </draw:text-box>
        </draw:frame>
        <draw:frame draw:style-name="gr3" draw:layer="layout" svg:width="23.368cm" svg:height="11.43cm" svg:x="2.286cm" svg:y="7.87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1" draw:layer="layout" svg:width="25.199cm" svg:height="3.506cm" svg:x="1.401cm" svg:y="0.838cm" presentation:class="title" presentation:user-transformed="true">
          <draw:text-box>
            <text:p>Fenêtre glissante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3">
              <text:list-item>
                <text:p>Détecter les comportements anormaux :</text:p>
              </text:list-item>
            </text:list>
          </draw:text-box>
        </draw:frame>
        <draw:frame presentation:style-name="pr5" draw:layer="layout" svg:width="24.639cm" svg:height="12.179cm" svg:x="1.402cm" svg:y="4.916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>Augmentation de la variété</text:p>
                  </text:list-item>
                </text:list>
              </text:list-header>
            </text:list>
          </draw:text-box>
        </draw:frame>
        <draw:frame draw:style-name="gr3" draw:layer="layout" svg:width="23.113cm" svg:height="12.191cm" svg:x="2.179cm" svg:y="8.12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enêtre glissant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Implémentation : Dynamical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chantillonnage</text:p>
          </draw:text-box>
        </draw:frame>
        <draw:frame presentation:style-name="pr5" draw:layer="layout" svg:width="24.639cm" svg:height="15.66cm" svg:x="1.4cm" svg:y="4.914cm" presentation:class="outline" presentation:user-transformed="true">
          <draw:text-box>
            <text:list text:style-name="L3">
              <text:list-item>
                <text:p xml:id="id2" text:id="id2">Recherche des k plus petits éléments de l'extrait selon un ordre arbitraire : choix indépendant de la fréquence d'apparition</text:p>
              </text:list-item>
              <text:list-item>
                <text:p xml:id="id3" text:id="id3">Shakespeare / Romeo and Juliet</text:p>
                <text:list>
                  <text:list-item>
                    <text:p xml:id="id4" text:id="id4"><text:span text:style-name="T4">his noble fore foolish strange breaks properer lamentations logger loves</text:span></text:p>
                  </text:list-item>
                  <text:list-item>
                    <text:p xml:id="id5" text:id="id5"><text:span text:style-name="T4">Résultat n°1 sur google</text:span></text:p>
                  </text:list-item>
                </text:list>
              </text:list-item>
              <text:list-item>
                <text:p xml:id="id6" text:id="id6">Molière / L'Avare</text:p>
                <text:list>
                  <text:list-item>
                    <text:p xml:id="id7" text:id="id7"><text:span text:style-name="T6">figurez noble ambition renvoyer mutuellement estampes colonnes ou potages surpris</text:span></text:p>
                  </text:list-item>
                  <text:list-item>
                    <text:p xml:id="id8" text:id="id8"><text:span text:style-name="T4">Résultat n°10 sur google</text:span></text:p>
                  </text:list-item>
                </text:list>
              </text:list-item>
              <text:list-item>
                <text:p xml:id="id9" text:id="id9">Fravia</text:p>
                <text:list>
                  <text:list-item>
                    <text:p xml:id="id10" text:id="id10"><text:span text:style-name="T4">decoys his segment nops could value methods idiots strange directory</text:span></text:p>
                  </text:list-item>
                  <text:list-item>
                    <text:p xml:id="id11" text:id="id11"><text:span text:style-name="T4">Résultat n°2 sur google</text:span></text:p>
                  </text:list-item>
                </text:list>
              </text:list-item>
              <text:list-item>
                <text:p xml:id="id12" text:id="id12">Implémentation : Samp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i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Garder en mémoire le nombre d'apparitions parmis l'échantillonnage</text:p>
              </text:list-item>
              <text:list-item>
                <text:p>Implémentation : Mi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ceberg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Conserver à jour une liste des éléments les plus présents</text:p>
              </text:list-item>
              <text:list-item>
                <text:p>Les vrais icebergs sont sûrs d'être conservés, il peut y avoir de faux positifs</text:p>
              </text:list-item>
              <text:list-item>
                <text:p>Implémentation : Iceberg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Une bibliothèque élémentaire (~1200 lignes) qui donne déjà des résultats intéressants</text:p>
              </text:list-item>
              <text:list-item>
                <text:p>Des gains de complexité importants au prix d'un faible perte de qualité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 </meta:initial-creator>
    <meta:creation-date>2013-06-18T17:52:19</meta:creation-date>
    <dc:date>2013-06-18T23:57:22</dc:date>
    <dc:creator>michel </dc:creator>
    <meta:editing-duration>PT5M32S</meta:editing-duration>
    <meta:editing-cycles>4</meta:editing-cycles>
    <meta:generator>LibreOffice/3.6$Linux_x86 LibreOffice_project/360m1$Build-2</meta:generator>
    <meta:document-statistic meta:object-count="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01cm" svg:height="13.046cm" xlink:href="." xlink:type="simple" chart:class="chart:line" chart:style-name="ch1">
        <chart:title svg:x="11.889cm" svg:y="0.396cm" chart:style-name="ch2">
          <text:p>Témoin</text:p>
        </chart:title>
        <chart:legend svg:x="20.293cm" svg:y="4.391cm" style:legend-expansion="custom" chartooo:width="4.638cm" chartooo:height="2.94cm" style:legend-expansion-aspect-ratio="1.57755102040816" chart:style-name="ch3"/>
        <chart:plot-area chart:style-name="ch4" chart:data-source-has-labels="both" svg:x="1.798cm" svg:y="1.32cm" svg:width="17.743cm" svg:height="10.754cm">
          <chartooo:coordinate-region svg:x="2.79cm" svg:y="1.52cm" svg:width="16.751cm" svg:height="10.355cm"/>
          <chart:axis chart:dimension="x" chart:name="primary-x" chart:style-name="ch5" chartooo:axis-type="text">
            <chart:categories table:cell-range-address="local-table.$A$2:.$A$6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80" chart:label-cell-address="local-table.$B$1" chart:class="chart:line">
            <chart:data-point chart:repeated="6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35.50428949927">
                <text:p>1935.50428949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2.77217301179">
                <text:p>1842.77217301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8.58140776013">
                <text:p>1798.58140776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.75875052315">
                <text:p>1572.758750523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.04335293725">
                <text:p>1506.043352937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.00224583882">
                <text:p>1652.00224583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0.20356238402">
                <text:p>1720.20356238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8.1676565847">
                <text:p>1608.1676565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6.31953423587">
                <text:p>1516.31953423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5.15999456939">
                <text:p>1495.15999456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3.55088308041">
                <text:p>1583.55088308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4.71513934706">
                <text:p>1624.71513934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4.74048207171">
                <text:p>1384.740482071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4.58896358572">
                <text:p>1374.58896358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.43681186712">
                <text:p>1469.43681186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9.42916991067">
                <text:p>1459.429169910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73.88078268529">
                <text:p>1373.8807826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7.67213413788">
                <text:p>1327.672134137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.80788113855">
                <text:p>1155.80788113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5.68131205523">
                <text:p>1135.681312055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2.25237516065">
                <text:p>1132.25237516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04834654918">
                <text:p>1167.04834654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9.13108056586">
                <text:p>1139.13108056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2.31200300444">
                <text:p>1112.31200300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7.36601662019">
                <text:p>1127.36601662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97.71748663681">
                <text:p>1097.71748663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3.29129340174">
                <text:p>1243.29129340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59.33219630119">
                <text:p>1159.33219630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6.61021314968">
                <text:p>1176.6102131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69.72878096438">
                <text:p>1169.72878096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6.22048154061">
                <text:p>1306.22048154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70188741414">
                <text:p>1375.70188741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1.75587795644">
                <text:p>1591.75587795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3.44676190593">
                <text:p>1593.44676190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6.80623552583">
                <text:p>1656.806235525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0.23283136963">
                <text:p>1480.23283136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3.97889007565">
                <text:p>1503.97889007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6279307081">
                <text:p>1484.62793070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0.91178097754">
                <text:p>1590.91178097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4.50894326703">
                <text:p>1624.50894326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2.29472614118">
                <text:p>1642.29472614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8.70648148485">
                <text:p>1638.706481484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30.05834041994">
                <text:p>1530.058340419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5.54647089544">
                <text:p>1715.546470895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6.04980540834">
                <text:p>1626.04980540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0.27440731459">
                <text:p>1640.274407314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3.86952930323">
                <text:p>1643.8695293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6.48052024498">
                <text:p>1676.48052024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5.79175920983">
                <text:p>1715.791759209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27.64865590463">
                <text:p>1727.6486559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3.75897816346">
                <text:p>1793.75897816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0.21715630267">
                <text:p>1800.217156302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83.06417446193">
                <text:p>1683.06417446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5.10734372996">
                <text:p>1615.10734372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7.07412742768">
                <text:p>1307.07412742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5.63878615993">
                <text:p>1445.63878615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0.41713081582">
                <text:p>1460.41713081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9.42229418162">
                <text:p>1369.42229418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14.23147124231">
                <text:p>1314.231471242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8.14139157795">
                <text:p>1398.141391577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8.79328172439">
                <text:p>1398.793281724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15.79135959339">
                <text:p>1415.79135959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0.46633332317">
                <text:p>1410.466333323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3096030383">
                <text:p>1384.43096030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.81873566257">
                <text:p>1548.81873566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1.71883965559">
                <text:p>1561.718839655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3.34647784179">
                <text:p>1563.34647784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7.32094177211">
                <text:p>1547.32094177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.39530705883">
                <text:p>1461.395307058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8.46735556988">
                <text:p>1378.467355569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9.89393019187">
                <text:p>1379.89393019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1.74605342261">
                <text:p>1421.74605342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62.34859101023">
                <text:p>1362.348591010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5.27105583755">
                <text:p>1355.27105583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7.87342438138">
                <text:p>1387.87342438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5.94574116368">
                <text:p>1395.945741163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5.13822466453">
                <text:p>1365.13822466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8.00017046309">
                <text:p>1308.00017046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0.51948429429">
                <text:p>1440.519484294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8.06473552382">
                <text:p>1498.0647355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1.61891382915">
                <text:p>1521.61891382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93.94943484548">
                <text:p>1593.94943484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1.06883000736">
                <text:p>1611.068830007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1.0201309983">
                <text:p>1661.02013099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9.80294142432">
                <text:p>1669.8029414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6.58378235611">
                <text:p>1456.583782356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9.77212990775">
                <text:p>1609.77212990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3.23464536975">
                <text:p>1613.23464536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8.72419979108">
                <text:p>1658.72419979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3.94527096268">
                <text:p>1703.94527096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3.6784511399">
                <text:p>1713.6784511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0.63636458869">
                <text:p>1610.63636458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3.52611023834">
                <text:p>1593.52611023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11.60973847653">
                <text:p>1611.609738476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7.59532041508">
                <text:p>1547.59532041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2.85253539974">
                <text:p>1752.8525353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2.65897708047">
                <text:p>1632.658977080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2.51589767614">
                <text:p>1662.51589767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07.29261349275">
                <text:p>1607.29261349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6.30755944764">
                <text:p>1516.30755944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7.61756575264">
                <text:p>1727.61756575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1.82899055325">
                <text:p>1751.82899055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.47496808096">
                <text:p>1560.47496808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3.80081959599">
                <text:p>1713.800819595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5.18661344643">
                <text:p>1785.18661344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9.69512783356">
                <text:p>1719.69512783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76.46565591511">
                <text:p>1776.46565591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9.4452246983">
                <text:p>1499.44522469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58.65082901155">
                <text:p>1558.65082901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20.72709073973">
                <text:p>1520.72709073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69.40276030681">
                <text:p>1369.40276030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4.89994038276">
                <text:p>1434.899940382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2.27036408957">
                <text:p>1522.27036408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0.6165581016">
                <text:p>1670.6165581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91339054144">
                <text:p>1799.91339054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2.38794201485">
                <text:p>1962.38794201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2.64939475808">
                <text:p>1902.649394758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59.79287136012">
                <text:p>1759.79287136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60.82574625023">
                <text:p>1760.8257462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5.28104897144">
                <text:p>1675.28104897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1.54909860996">
                <text:p>1631.54909860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1.89669749139">
                <text:p>1561.89669749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8.33095785135">
                <text:p>1578.33095785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8.03387851724">
                <text:p>1518.033878517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5.82174072293">
                <text:p>1555.82174072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2.50191013189">
                <text:p>1432.50191013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1.64078412695">
                <text:p>1421.640784126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6.10437396052">
                <text:p>1466.10437396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78.38644395812">
                <text:p>1478.38644395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3.1862433576">
                <text:p>1433.1862433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6.82119682972">
                <text:p>1466.82119682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6.79092767301">
                <text:p>1566.79092767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4.00845802335">
                <text:p>1554.008458023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0.88389554589">
                <text:p>1630.88389554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4.71342267127">
                <text:p>1604.7134226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9.57979424677">
                <text:p>1599.57979424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69.45479754955">
                <text:p>1569.454797549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2.91380563791">
                <text:p>1562.91380563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6.17747216517">
                <text:p>1566.17747216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5.94193397251">
                <text:p>1635.941933972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.13843132649">
                <text:p>1574.138431326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7.17803095594">
                <text:p>1657.17803095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0.25350218611">
                <text:p>1580.25350218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5.36634672759">
                <text:p>1405.36634672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48.80220502103">
                <text:p>1448.8022050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9.25257853078">
                <text:p>1589.2525785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0.68587307879">
                <text:p>1710.685873078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5.41659772292">
                <text:p>1625.41659772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23.47822758563">
                <text:p>1523.47822758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1.27810703889">
                <text:p>1341.27810703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1.75164053586">
                <text:p>1331.75164053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40.97834240768">
                <text:p>1340.97834240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25.39799722808">
                <text:p>1425.39799722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7.40423223286">
                <text:p>1447.404232232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.24191700878">
                <text:p>1500.24191700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1.54067148771">
                <text:p>1431.54067148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0.8579084763">
                <text:p>1430.85790847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3.63557923683">
                <text:p>1393.63557923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5.74131597416">
                <text:p>1375.741315974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9.36711737306">
                <text:p>1209.367117373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1.65110984905">
                <text:p>1241.65110984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7.55356835162">
                <text:p>1237.55356835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68.96106631914">
                <text:p>1268.96106631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1.59675384036">
                <text:p>1341.59675384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9.24180517694">
                <text:p>1279.24180517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8.36779942405">
                <text:p>1248.367799424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0.31126251265">
                <text:p>1300.31126251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51.87400387682">
                <text:p>1351.87400387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5.66609418864">
                <text:p>1415.666094188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8.34323953711">
                <text:p>1418.343239537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6.91535665324">
                <text:p>1456.91535665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1.88229739744">
                <text:p>1431.882297397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49.4416872074">
                <text:p>1349.44168720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02.82131595094">
                <text:p>1202.821315950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3.6993919582">
                <text:p>1103.69939195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7.67970418549">
                <text:p>1117.679704185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4.9798500979">
                <text:p>1144.9798500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4.99962679156">
                <text:p>1214.99962679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47.84855215261">
                <text:p>1247.848552152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5.42161945455">
                <text:p>1225.42161945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03.77149517007">
                <text:p>1203.77149517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2.45369422054">
                <text:p>1232.45369422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2.87523419886">
                <text:p>1102.875234198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.68091398784">
                <text:p>1087.68091398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8.83572185503">
                <text:p>1098.835721855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8.56213283714">
                <text:p>1218.56213283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7.68765091745">
                <text:p>1187.687650917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2.82976618788">
                <text:p>1172.82976618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6.13191457026">
                <text:p>1066.131914570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2.3782314212">
                <text:p>1162.3782314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03.40934517466">
                <text:p>1203.40934517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4.0528353801">
                <text:p>1124.0528353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8.12498383313">
                <text:p>1138.124983833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5.58723670828">
                <text:p>1175.587236708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7.64443807069">
                <text:p>1197.64443807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7.15486683216">
                <text:p>1237.15486683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89.09990105046">
                <text:p>1189.09990105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43.30739508267">
                <text:p>1243.307395082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08.37452144884">
                <text:p>1308.37452144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94.82190511995">
                <text:p>1294.82190511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96.20966726259">
                <text:p>1396.209667262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7.66081273875">
                <text:p>1567.66081273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75.16065875795">
                <text:p>1475.160658757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3.6456299082">
                <text:p>1463.6456299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35.54363381396">
                <text:p>1435.54363381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9.19826266053">
                <text:p>1569.19826266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40.97354534183">
                <text:p>1440.973545341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48.62731075898">
                <text:p>1448.627310758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69.9167717831">
                <text:p>1569.91677178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6.72998682805">
                <text:p>1666.72998682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84.51124758837">
                <text:p>1684.511247588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5.93832054885">
                <text:p>1695.938320548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.84197560506">
                <text:p>1627.841975605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3.15891518481">
                <text:p>1633.158915184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9.0059131122">
                <text:p>1579.00591311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5.19639024376">
                <text:p>1605.19639024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7.96121382385">
                <text:p>1647.961213823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89.51256382106">
                <text:p>1789.51256382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66.26712681261">
                <text:p>1666.267126812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11.90607021004">
                <text:p>1711.90607021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17.78732999282">
                <text:p>1717.787329992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19.81835709336">
                <text:p>1719.81835709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3234128007">
                <text:p>1833.3234128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18.3131284106">
                <text:p>1918.3131284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18.46646772264">
                <text:p>1918.46646772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0.51383910529">
                <text:p>1790.513839105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4.14253535871">
                <text:p>1724.142535358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80.19802626407">
                <text:p>1980.19802626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2.74672434972">
                <text:p>2012.74672434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33.89717402827">
                <text:p>2033.89717402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3.35521503517">
                <text:p>1993.355215035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4.29057482991">
                <text:p>2024.29057482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6.38331616628">
                <text:p>2046.383316166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83.79883331381">
                <text:p>2183.798833313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8.00163398424">
                <text:p>1998.00163398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9.87894244034">
                <text:p>2049.878942440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4.2916571476">
                <text:p>2044.29165714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63.9937912749">
                <text:p>1963.9937912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86.05611550558">
                <text:p>1986.05611550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28.86809483301">
                <text:p>2028.86809483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13.18469098192">
                <text:p>2113.18469098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4.45029470688">
                <text:p>2174.450294706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13.9291960917">
                <text:p>2113.92919609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6.3352427991">
                <text:p>2186.3352427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36.51089400696">
                <text:p>2136.510894006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96.1481436166">
                <text:p>1896.1481436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98.54804634159">
                <text:p>1898.548046341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42.5776459888">
                <text:p>1842.5776459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2.71867862149">
                <text:p>1802.718678621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0.03405079924">
                <text:p>1720.034050799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0.07228966468">
                <text:p>1660.07228966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30.95056996337">
                <text:p>1730.950569963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2.44856864494">
                <text:p>1832.448568644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5.35358612387">
                <text:p>1925.353586123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68.30238469899">
                <text:p>1968.302384698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5.80018525859">
                <text:p>1995.80018525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5.50376249201">
                <text:p>1645.503762492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6.18094775727">
                <text:p>1646.180947757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0.70979936223">
                <text:p>1650.70979936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82.87546471304">
                <text:p>1382.87546471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82.89538484477">
                <text:p>1382.89538484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72.7708022151">
                <text:p>1372.7708022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0.26277831188">
                <text:p>1370.262778311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51.74075993451">
                <text:p>1351.740759934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54.18137913911">
                <text:p>1354.181379139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53.93661135726">
                <text:p>1453.936611357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31.10764599143">
                <text:p>1531.107645991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8.56434824413">
                <text:p>1488.56434824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0.21066780047">
                <text:p>1420.210667800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8.3977986593">
                <text:p>1328.39779865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67.09783567537">
                <text:p>1567.097835675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92.89154476279">
                <text:p>1592.89154476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9.83038909946">
                <text:p>1649.83038909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08.26194882664">
                <text:p>1608.26194882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5.81053146441">
                <text:p>1535.810531464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30.99472505239">
                <text:p>1630.994725052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18.6747460134">
                <text:p>1618.6747460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4.10741284297">
                <text:p>1514.107412842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64.64593300371">
                <text:p>1564.645933003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0.04300099813">
                <text:p>1490.043000998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8.01388724512">
                <text:p>1388.01388724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99.01750938209">
                <text:p>1399.017509382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4.91314387697">
                <text:p>1574.913143876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15.68697021675">
                <text:p>1415.686970216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9.86542788266">
                <text:p>1569.865427882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56.83094966851">
                <text:p>1556.830949668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6.05076931539">
                <text:p>1576.05076931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9.51553691789">
                <text:p>1469.515536917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46.92430196851">
                <text:p>1446.924301968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3.2138496326">
                <text:p>1473.2138496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21.01621609564">
                <text:p>1521.01621609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79.75369562878">
                <text:p>1479.753695628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4.1443836185">
                <text:p>1304.1443836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19.59671360268">
                <text:p>1319.59671360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5.81183791004">
                <text:p>1305.81183791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8.27764888">
                <text:p>1448.27764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20.19731296905">
                <text:p>1520.197312969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2.07662856491">
                <text:p>1542.076628564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14.26544889625">
                <text:p>1614.26544889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9.48883648027">
                <text:p>1509.48883648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.70121730194">
                <text:p>1645.70121730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8.51070149526">
                <text:p>1638.51070149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2.95512166719">
                <text:p>1652.95512166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80763727761">
                <text:p>1497.807637277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09.16201375825">
                <text:p>1409.16201375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1.64505673844">
                <text:p>1531.645056738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.45464178896">
                <text:p>1440.454641788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74.43566388642">
                <text:p>1474.435663886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.32180115312">
                <text:p>1392.321801153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42.02810528145">
                <text:p>1342.02810528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8.48993796168">
                <text:p>1418.48993796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6.89927366834">
                <text:p>1356.8992736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02.57396980596">
                <text:p>1402.57396980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56.71639396247">
                <text:p>1456.716393962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15.20668746837">
                <text:p>1515.20668746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8.48153745788">
                <text:p>1468.481537457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6.51663537743">
                <text:p>1576.516635377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8.41113372671">
                <text:p>1588.41113372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4.34819230441">
                <text:p>1644.348192304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8.89617444503">
                <text:p>1658.896174445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73.70387404433">
                <text:p>1673.703874044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9.24363792516">
                <text:p>1549.2436379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24.75638484453">
                <text:p>1624.75638484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74.69231003436">
                <text:p>1774.692310034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8.38134779575">
                <text:p>1598.381347795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01.79498300311">
                <text:p>1601.79498300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75.72755728024">
                <text:p>1475.72755728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5.77626173491">
                <text:p>1545.776261734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4.03843736186">
                <text:p>1644.038437361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6.33533209095">
                <text:p>1736.3353320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8.57854374026">
                <text:p>1768.578543740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11.83672123407">
                <text:p>1811.836721234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7.48528997053">
                <text:p>1777.485289970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59.42303368623">
                <text:p>1559.423033686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82.62651147929">
                <text:p>1382.62651147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.59342393105">
                <text:p>1408.59342393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8.51075817849">
                <text:p>1408.51075817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57.36931010737">
                <text:p>1357.369310107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8.51728782299">
                <text:p>1328.5172878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72.27042477052">
                <text:p>1372.270424770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6.36930249085">
                <text:p>1296.369302490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12.53661862479">
                <text:p>1212.53661862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18.94120014105">
                <text:p>1218.94120014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66.27466396677">
                <text:p>1266.274663966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39.07897689435">
                <text:p>1239.078976894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5.80014595054">
                <text:p>1345.800145950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1.64045941627">
                <text:p>1321.640459416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31.02230818504">
                <text:p>1331.02230818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0.23496674813">
                <text:p>1390.234966748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86.68561911139">
                <text:p>1486.68561911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4.56252010756">
                <text:p>1424.562520107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19.05473249062">
                <text:p>1519.05473249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1.46180615138">
                <text:p>1531.46180615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94.96898200395">
                <text:p>1594.968982003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36.73683197894">
                <text:p>1636.73683197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06.56535052855">
                <text:p>1706.56535052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0.18627073808">
                <text:p>1730.186270738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00.76055222748">
                <text:p>1700.760552227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7.53568395778">
                <text:p>1657.53568395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6.33950422417">
                <text:p>1466.339504224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80.63810786456">
                <text:p>1380.63810786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43.54002213029">
                <text:p>1343.54002213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69cm" svg:height="11.431cm" xlink:href="." xlink:type="simple" chart:class="chart:line" chart:style-name="ch1">
        <chart:title svg:x="8.373cm" svg:y="0.364cm" chart:style-name="ch2">
          <text:p>Insertions de passages répétitifs</text:p>
        </chart:title>
        <chart:legend svg:x="18.431cm" svg:y="5.335cm" style:legend-expansion="custom" chartooo:width="4.629cm" chartooo:height="1.9cm" style:legend-expansion-aspect-ratio="2.43631578947368" chart:style-name="ch3"/>
        <chart:plot-area chart:style-name="ch4" chart:data-source-has-labels="both" svg:x="1.574cm" svg:y="1.132cm" svg:width="17.045cm" svg:height="9.446cm">
          <chartooo:coordinate-region svg:x="2.566cm" svg:y="1.331cm" svg:width="16.053cm" svg:height="9.048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25.56598460198">
                <text:p>1925.56598460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48.07237165428">
                <text:p>1948.07237165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9.17041200571">
                <text:p>1969.170412005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1.39115532134">
                <text:p>1991.39115532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2.14768506145">
                <text:p>1702.14768506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0.44645718992">
                <text:p>1600.44645718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35.33157698183">
                <text:p>1535.33157698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9.07135537129">
                <text:p>1529.07135537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5.06013361672">
                <text:p>1385.06013361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0.19470305197">
                <text:p>1390.19470305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19.85977482156">
                <text:p>1319.85977482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.87267742312">
                <text:p>1389.872677423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5.57236405299">
                <text:p>1525.57236405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7.48771496323">
                <text:p>1477.48771496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1.86650373637">
                <text:p>1481.86650373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65.20617048099">
                <text:p>1365.20617048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2.70210135349">
                <text:p>1372.70210135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0.12636034843">
                <text:p>1300.126360348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2.2831203171">
                <text:p>1182.28312031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6.87592858875">
                <text:p>1236.87592858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2.5108621852">
                <text:p>1242.5108621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0.88700634478">
                <text:p>1180.88700634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85.98911218046">
                <text:p>1085.98911218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36.36619524277">
                <text:p>1236.36619524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55931031881">
                <text:p>1167.559310318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0.43015319829">
                <text:p>1140.43015319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.55059314263">
                <text:p>1113.550593142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6.309324932348">
                <text:p>956.309324932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4.30654421731">
                <text:p>944.30654421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4.889962910063">
                <text:p>934.889962910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8.17000452941">
                <text:p>1008.17000452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.99928013598">
                <text:p>1023.999280135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2.44320139617">
                <text:p>1002.443201396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7.2334029072">
                <text:p>1047.2334029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14.12566743233">
                <text:p>1114.12566743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01.04115642844">
                <text:p>1101.04115642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.32350899455">
                <text:p>1064.32350899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08.363125881">
                <text:p>1108.363125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4.98805324023">
                <text:p>1124.9880532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0.62506892582">
                <text:p>1200.62506892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48.59510601535">
                <text:p>1248.595106015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4.94416358191">
                <text:p>1294.944163581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8.49935273292">
                <text:p>1308.499352732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58.26231623244">
                <text:p>1358.262316232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6.18936171188">
                <text:p>1396.18936171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1.40693260698">
                <text:p>1401.406932606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4.62307720306">
                <text:p>1414.62307720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22.67309589965">
                <text:p>1422.67309589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2.18135385053">
                <text:p>1432.18135385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8.78034092884">
                <text:p>1448.78034092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7.67192571146">
                <text:p>1437.67192571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8.86333033593">
                <text:p>1378.86333033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4.03036900826">
                <text:p>1404.03036900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5.29043093685">
                <text:p>1415.29043093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4.23539666709">
                <text:p>1434.2353966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0.36583986949">
                <text:p>1390.365839869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4.73323685437">
                <text:p>1504.73323685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4.43621294217">
                <text:p>1554.436212942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11.20402308184">
                <text:p>1611.20402308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0.88681482305">
                <text:p>1600.88681482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68.24981232535">
                <text:p>1568.24981232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2.29450258957">
                <text:p>1522.29450258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0.01906018">
                <text:p>1550.01906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5.91717326272">
                <text:p>1495.91717326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89.97362353037">
                <text:p>1489.97362353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8.88786405663">
                <text:p>1538.887864056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7.73436286005">
                <text:p>1577.73436286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1.0602851006">
                <text:p>1581.0602851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.82031066342">
                <text:p>1550.82031066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0.95051910319">
                <text:p>1460.95051910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1.68366342798">
                <text:p>1351.68366342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73.64121884033">
                <text:p>1273.64121884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00.13516402097">
                <text:p>1300.135164020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0.92938211859">
                <text:p>1310.92938211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58.15134870136">
                <text:p>1258.15134870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3.96674184964">
                <text:p>1293.96674184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2.08336105846">
                <text:p>1222.08336105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46.45521307853">
                <text:p>1246.45521307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4.89186400916">
                <text:p>1284.891864009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4.79662925849">
                <text:p>1254.796629258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55.05909783126">
                <text:p>1255.05909783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13124311811">
                <text:p>1286.13124311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6.13301981029">
                <text:p>1296.13301981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5.8835731217">
                <text:p>1355.88357312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4.76998114294">
                <text:p>1404.76998114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4.7697640747">
                <text:p>1334.769764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73.57363373983">
                <text:p>1273.57363373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53.14923979374">
                <text:p>1153.149239793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4.09862982027">
                <text:p>1184.09862982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06.8434217241">
                <text:p>1206.84342172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21.58574478685">
                <text:p>1221.585744786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1.0708300434">
                <text:p>1161.0708300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.72153221253">
                <text:p>1134.721532212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50.09089680854">
                <text:p>1250.090896808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2.55993430469">
                <text:p>1322.55993430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0.0933555572">
                <text:p>1450.0933555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0.70026611866">
                <text:p>1510.700266118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2.97069153037">
                <text:p>1522.97069153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4.11262070093">
                <text:p>1574.11262070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.64697653864">
                <text:p>1651.64697653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6.09989066897">
                <text:p>1546.09989066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2.63106824109">
                <text:p>1662.6310682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7.82243043306">
                <text:p>1457.822430433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3.77892940308">
                <text:p>1483.77892940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8.6025898957">
                <text:p>1498.60258989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39.35669865002">
                <text:p>1539.35669865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2.17048169587">
                <text:p>1662.170481695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82.66727037136">
                <text:p>1782.667270371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8.56663386145">
                <text:p>1638.56663386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3.85975642099">
                <text:p>1783.85975642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05.76181146939">
                <text:p>1705.761811469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2.07573275972">
                <text:p>1802.075732759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96.11809881996">
                <text:p>1696.118098819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00.92628605639">
                <text:p>1700.92628605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7.51807436887">
                <text:p>1587.518074368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7.36888481402">
                <text:p>1727.368884814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12.25930827624">
                <text:p>1612.259308276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5.80115145815">
                <text:p>1545.80115145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03.64120122456">
                <text:p>1603.641201224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01.89119664076">
                <text:p>1701.891196640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1.40616574414">
                <text:p>1741.406165744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2.44894926692">
                <text:p>1502.44894926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07.077364302">
                <text:p>1607.077364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8.47490823463">
                <text:p>1528.47490823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.06923495309">
                <text:p>1560.06923495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47.11261504678">
                <text:p>1347.112615046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5.56721641567">
                <text:p>1465.567216415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5.65950645294">
                <text:p>1475.65950645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28.28025074914">
                <text:p>1528.280250749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4.77587405697">
                <text:p>1494.77587405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9.83158915805">
                <text:p>1589.83158915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20.18815085933">
                <text:p>1720.188150859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6.78144970702">
                <text:p>1786.781449707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26.78335195802">
                <text:p>1926.783351958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69.16104653937">
                <text:p>1869.16104653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1.10663236938">
                <text:p>1731.106632369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32.10609853511">
                <text:p>1732.10609853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78.79654649486">
                <text:p>1678.79654649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5.15611313414">
                <text:p>1565.15611313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8.42916092909">
                <text:p>1568.429160929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.81810654772">
                <text:p>1461.81810654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5.53890726634">
                <text:p>1595.538907266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73.30428494511">
                <text:p>1473.304284945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5.99765671442">
                <text:p>1375.99765671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4.33239593382">
                <text:p>1504.33239593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37.95075482988">
                <text:p>1337.95075482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3.84549150095">
                <text:p>1493.8454915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4.589704845">
                <text:p>1494.5897048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2.67597118583">
                <text:p>1512.67597118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76.93082431514">
                <text:p>1476.93082431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4.58516228301">
                <text:p>1514.585162283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8.41803892936">
                <text:p>1518.4180389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2.37849784208">
                <text:p>1532.37849784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5.70741623913">
                <text:p>1495.707416239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9.24956292902">
                <text:p>1569.24956292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5.67815869181">
                <text:p>1615.67815869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29.98518672301">
                <text:p>1529.985186723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5.16645625874">
                <text:p>1555.16645625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6.31141478393">
                <text:p>1586.311414783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0.1686491118">
                <text:p>1420.1686491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4.53876388321">
                <text:p>1464.53876388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08.20806619162">
                <text:p>1608.20806619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3.44741096137">
                <text:p>1643.447410961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64.59493328295">
                <text:p>1564.59493328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9.92054188894">
                <text:p>1469.920541888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14.81070682055">
                <text:p>1414.81070682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4.21519901866">
                <text:p>1404.215199018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4.47717745883">
                <text:p>1414.47717745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8.72971525371">
                <text:p>1508.72971525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33.40649625934">
                <text:p>1533.406496259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3.16863613959">
                <text:p>1473.16863613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31.91792934472">
                <text:p>1331.91792934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53.55131420507">
                <text:p>1353.55131420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56.34020613119">
                <text:p>1256.34020613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52.14530469947">
                <text:p>1252.145304699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4.30743158941">
                <text:p>1284.307431589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0.52588723785">
                <text:p>1420.525887237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7.07866770217">
                <text:p>1297.07866770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4.83936920111">
                <text:p>1294.83936920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62.15430190251">
                <text:p>1262.1543019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5.95805112596">
                <text:p>1295.958051125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33.99078052565">
                <text:p>1333.99078052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88.31497485623">
                <text:p>1388.314974856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5.67824884471">
                <text:p>1455.678248844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7.78553208129">
                <text:p>1467.78553208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3.35750414256">
                <text:p>1493.357504142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4.84569946916">
                <text:p>1494.845699469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7.75355690588">
                <text:p>507.75355690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4.203424920253">
                <text:p>494.203424920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2.144428986257">
                <text:p>502.144428986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6.003662834819">
                <text:p>526.0036628348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62.151476268964">
                <text:p>562.151476268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5.436366493645">
                <text:p>625.4363664936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.931872425868">
                <text:p>640.931872425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8.084195414815">
                <text:p>658.084195414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6.590264708335">
                <text:p>696.590264708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4.866019671466">
                <text:p>724.866019671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0.514168724812">
                <text:p>730.5141687248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5.854784807604">
                <text:p>845.8547848076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3.555791268203">
                <text:p>853.5557912682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8.932087710444">
                <text:p>858.9320877104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3.731723203111">
                <text:p>893.731723203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2.338670000763">
                <text:p>932.3386700007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41.408165677639">
                <text:p>941.408165677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43.777396125761">
                <text:p>943.7773961257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9.17680740162">
                <text:p>1009.17680740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47.95359092784">
                <text:p>1047.953590927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6.81333881517">
                <text:p>1056.81333881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8.08038845252">
                <text:p>1078.08038845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3.4755718775">
                <text:p>1133.4755718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21.60128916117">
                <text:p>1221.60128916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02.19850672529">
                <text:p>1302.19850672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6.73609254915">
                <text:p>1306.736092549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6.09008198233">
                <text:p>1366.090081982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1.08471288234">
                <text:p>1371.084712882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88.85726185653">
                <text:p>1388.857261856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04.46171474374">
                <text:p>1404.46171474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7.96448350577">
                <text:p>1487.96448350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9.86689754728">
                <text:p>1499.866897547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.64384364357">
                <text:p>1548.643843643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67.4247592064">
                <text:p>1667.42475920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16.31322984372">
                <text:p>1716.313229843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44.25372029486">
                <text:p>1744.25372029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47.36429871473">
                <text:p>1847.364298714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64.586798829">
                <text:p>1864.5867988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83.31496834347">
                <text:p>1883.31496834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8.11555862758">
                <text:p>2008.11555862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0.52629287434">
                <text:p>2060.526292874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77.65015065485">
                <text:p>2077.650150654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94.32973038916">
                <text:p>2094.32973038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.41956483925">
                <text:p>2141.41956483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63.03495733296">
                <text:p>2163.03495733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70.71195237211">
                <text:p>2370.711952372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1.06996751891">
                <text:p>2401.069967518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48.0933446719">
                <text:p>2448.09334467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480.47904584421">
                <text:p>2480.479045844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87.44523384386">
                <text:p>2587.445233843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03.72597736184">
                <text:p>2603.72597736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39.81028160994">
                <text:p>2639.81028160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41.11242644287">
                <text:p>2741.112426442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51.16723058629">
                <text:p>2751.167230586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92.05387713205">
                <text:p>2792.053877132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7.7572095716">
                <text:p>2877.75720957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86.06242518364">
                <text:p>2886.06242518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2.25953996086">
                <text:p>2822.25953996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78.48035322595">
                <text:p>2578.480353225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85.54875980424">
                <text:p>2085.54875980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35.58730321401">
                <text:p>2335.587303214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00.57769463313">
                <text:p>1900.57769463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27.75389724798">
                <text:p>2027.753897247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77.97301469696">
                <text:p>1877.97301469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61.11646080328">
                <text:p>1761.116460803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4.85220837199">
                <text:p>1404.852208371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57.40193877989">
                <text:p>1457.40193877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03.52461046204">
                <text:p>1303.524610462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8.54871248442">
                <text:p>1158.54871248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84.82943116909">
                <text:p>1084.829431169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05.61873652622">
                <text:p>1105.618736526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2.17669935134">
                <text:p>1112.17669935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1.25340822427">
                <text:p>1161.253408224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8.0688894298">
                <text:p>1108.06888942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1.35270263025">
                <text:p>1111.352702630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85.10721926881">
                <text:p>1185.10721926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69.34696766284">
                <text:p>1269.346967662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8.01274063883">
                <text:p>1208.01274063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76.91074460062">
                <text:p>1276.910744600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3.84760383139">
                <text:p>1233.847603831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21.92253847002">
                <text:p>1321.92253847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40.22951670797">
                <text:p>1340.229516707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6.68673915375">
                <text:p>1466.68673915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3.7427457296">
                <text:p>1433.74274572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75.87933373427">
                <text:p>1375.879333734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18.8253626252">
                <text:p>1418.82536262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3.70603400147">
                <text:p>1493.706034001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93.77721092508">
                <text:p>1393.77721092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6.48876286916">
                <text:p>1436.488762869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73.35994894795">
                <text:p>1373.359948947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58.47373687626">
                <text:p>1358.47373687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4.12448463587">
                <text:p>1494.124484635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9.51562028245">
                <text:p>1429.515620282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9.34535116964">
                <text:p>1429.34535116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35.04819301212">
                <text:p>1335.048193012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89.15361440745">
                <text:p>1289.153614407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44.62205010447">
                <text:p>1344.622050104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8.16728104068">
                <text:p>1438.167281040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27.22040453889">
                <text:p>1427.22040453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3.35664473574">
                <text:p>1443.356644735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98.93596373492">
                <text:p>1398.93596373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78.84352619474">
                <text:p>1378.843526194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6.1848120819">
                <text:p>1216.1848120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9.10503933579">
                <text:p>1149.105039335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50.10717509354">
                <text:p>1250.1071750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7.72907844344">
                <text:p>1237.729078443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73.75299445228">
                <text:p>1373.752994452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8.29656031445">
                <text:p>1438.296560314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22.99485224571">
                <text:p>1522.99485224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0.06927516808">
                <text:p>1430.069275168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55.39136351149">
                <text:p>1455.391363511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2.53593851229">
                <text:p>1472.535938512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0.62766004648">
                <text:p>1390.627660046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3.53473509337">
                <text:p>1283.534735093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17.88195049042">
                <text:p>1217.881950490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0.15845118744">
                <text:p>1290.15845118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43.1142024332">
                <text:p>1243.114202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4.67276073961">
                <text:p>1234.672760739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99.09715302384">
                <text:p>1299.09715302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47.24871070025">
                <text:p>1247.24871070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85.7350705306">
                <text:p>1285.7350705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89.98335690429">
                <text:p>1389.98335690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52.3881909548">
                <text:p>1352.38819095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79.15658034281">
                <text:p>1279.156580342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64.69189178371">
                <text:p>1364.69189178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3.59574925682">
                <text:p>1373.595749256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9.28497288687">
                <text:p>1459.284972886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8.24128406698">
                <text:p>1488.24128406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5.79207378672">
                <text:p>1575.792073786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4.98573974621">
                <text:p>1464.985739746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2.32957991586">
                <text:p>1532.329579915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4.99558631451">
                <text:p>1664.995586314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.82581899895">
                <text:p>1539.825818998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2.99367564545">
                <text:p>1542.993675645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5.67317875952">
                <text:p>1425.67317875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.8017361903">
                <text:p>1502.80173619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8.72028467865">
                <text:p>1578.720284678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7.59376002706">
                <text:p>1677.593760027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24.85501655303">
                <text:p>1724.85501655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39.8597359692">
                <text:p>1739.8597359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7.46041922364">
                <text:p>1747.460419223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2.67212252576">
                <text:p>1562.6721225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84.54077476883">
                <text:p>1384.540774768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88.99146967109">
                <text:p>1488.991469671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2.92627806237">
                <text:p>1512.926278062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31.87161911969">
                <text:p>1431.871619119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94.59721683809">
                <text:p>1394.597216838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95.24580542984">
                <text:p>1395.24580542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43.58453458605">
                <text:p>1443.58453458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25.81483206543">
                <text:p>1525.81483206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54.07975328575">
                <text:p>1454.079753285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77.31043379088">
                <text:p>1377.310433790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40.38857218484">
                <text:p>1340.38857218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91.90330453043">
                <text:p>1291.903304530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08.34545577826">
                <text:p>1408.34545577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12.98863761723">
                <text:p>1412.988637617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42.33772396385">
                <text:p>1342.337723963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8.49276876012">
                <text:p>1468.492768760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7.74165690341">
                <text:p>1537.741656903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0.45714142475">
                <text:p>1550.45714142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0.28761314901">
                <text:p>1660.287613149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4.81304363477">
                <text:p>1644.813043634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9.36928866914">
                <text:p>1659.369288669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18.29463690693">
                <text:p>1718.294636906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.24364613781">
                <text:p>1742.243646137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87.92949950756">
                <text:p>1787.929499507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83.58070079896">
                <text:p>1683.58070079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6.08653139759">
                <text:p>1556.086531397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72.09563074636">
                <text:p>1472.095630746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92.81670346396">
                <text:p>1392.81670346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.37993697092">
                <text:p>1245.37993697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5.11496536752">
                <text:p>1215.11496536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4cm" svg:height="12.192cm" xlink:href="." xlink:type="simple" chart:class="chart:line" chart:style-name="ch1">
        <chart:title svg:x="8.14cm" svg:y="0.379cm" chart:style-name="ch2">
          <text:p>Insertions de passages aléatoires</text:p>
        </chart:title>
        <chart:legend svg:x="18.994cm" svg:y="4.241cm" style:legend-expansion="custom" chartooo:width="3.982cm" chartooo:height="2.241cm" style:legend-expansion-aspect-ratio="1.77688531905399" chart:style-name="ch3"/>
        <chart:plot-area chart:style-name="ch4" chart:data-source-has-labels="both" svg:x="1.591cm" svg:y="1.225cm" svg:width="17.143cm" svg:height="9.916cm">
          <chartooo:coordinate-region svg:x="2.689cm" svg:y="1.424cm" svg:width="16.045cm" svg:height="9.518cm"/>
          <chart:axis chart:dimension="x" chart:name="primary-x" chart:style-name="ch5" chartooo:axis-type="text">
            <chart:categories table:cell-range-address="local-table.$A$2:.$A$79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90" chart:label-cell-address="local-table.$B$1" chart:class="chart:line">
            <chart:data-point chart:repeated="7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dinality estim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2.63069657989">
                <text:p>1702.63069657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2.69065349595">
                <text:p>2002.690653495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4.28174068787">
                <text:p>2204.281740687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3.31206930467">
                <text:p>2343.31206930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9.19974705254">
                <text:p>2559.19974705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4.74011522331">
                <text:p>2524.74011522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36.923370244">
                <text:p>2336.923370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8.04192615956">
                <text:p>2168.04192615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4.02065733705">
                <text:p>2414.020657337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1.46037075053">
                <text:p>2401.460370750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8.49919051503">
                <text:p>2448.49919051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5.49538337216">
                <text:p>2305.49538337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7.41992769971">
                <text:p>2197.41992769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47.09489541646">
                <text:p>2147.094895416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59.45880830269">
                <text:p>2159.45880830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9.08059777494">
                <text:p>1989.08059777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04.17605697177">
                <text:p>2104.17605697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3.55943700262">
                <text:p>2283.55943700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7.48348234366">
                <text:p>2177.48348234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87.00763184556">
                <text:p>2187.007631845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5.65291465282">
                <text:p>2105.65291465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3.53828397997">
                <text:p>2123.53828397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54.73617737457">
                <text:p>1954.736177374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4.00570961494">
                <text:p>1824.00570961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7.25958382962">
                <text:p>1917.25958382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1.01080605406">
                <text:p>1801.01080605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6.61680255468">
                <text:p>1616.61680255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03364783971">
                <text:p>1478.0336478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2.45075986139">
                <text:p>1632.45075986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19.23443013921">
                <text:p>1619.23443013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9.87240477339">
                <text:p>1519.87240477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2.50205933307">
                <text:p>1472.50205933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8.21730683235">
                <text:p>1258.21730683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7.52166277339">
                <text:p>1237.52166277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1.39924314642">
                <text:p>1221.39924314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9.555506513">
                <text:p>1349.555506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8.10859709298">
                <text:p>1358.10859709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0.4497759588">
                <text:p>1320.4497759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9.2825984041">
                <text:p>1399.28259840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1.08443885606">
                <text:p>1491.08443885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5.66329524194">
                <text:p>1655.66329524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24.1735005623">
                <text:p>1724.1735005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2.66856109189">
                <text:p>1762.668561091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7.8795536224">
                <text:p>1787.8795536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36.02318909326">
                <text:p>1836.02318909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6.01136656823">
                <text:p>1906.01136656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8.88417966244">
                <text:p>2018.88417966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58.77440581065">
                <text:p>1858.77440581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40.53162417749">
                <text:p>1940.531624177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.04126065226">
                <text:p>2000.041260652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0.76534247882">
                <text:p>2010.765342478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68.54454788608">
                <text:p>1968.54454788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9.41854720589">
                <text:p>2009.41854720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65.96454192555">
                <text:p>1965.96454192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88.11258514141">
                <text:p>1988.11258514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5.70012895232">
                <text:p>2025.70012895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1.52956392913">
                <text:p>1871.52956392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9.42539410006">
                <text:p>1919.42539410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9.22409206752">
                <text:p>1959.22409206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0.2729478752">
                <text:p>2050.2729478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3.59558785182">
                <text:p>2033.59558785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1.21967375162">
                <text:p>1981.21967375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08.43631741628">
                <text:p>1908.43631741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2.39005002607">
                <text:p>1912.39005002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3.00008519619">
                <text:p>1813.00008519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5.63782192332">
                <text:p>1795.63782192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7.16159388728">
                <text:p>1867.16159388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5.10359801771">
                <text:p>1905.1035980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9.95504757498">
                <text:p>1909.95504757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66.00024318358">
                <text:p>1866.00024318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7.40373011634">
                <text:p>1737.40373011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5.02807606836">
                <text:p>1585.02807606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8.77357534363">
                <text:p>1478.77357534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4.60905766926">
                <text:p>1514.60905766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6.9065306426">
                <text:p>1516.9065306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1.85372785733">
                <text:p>1541.853727857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3.44020114644">
                <text:p>1543.44020114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42.25077386138">
                <text:p>1442.25077386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6.31759413343">
                <text:p>1476.31759413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0.54621056228">
                <text:p>1530.546210562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88.03367399263">
                <text:p>1488.03367399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8.40279862494">
                <text:p>1488.40279862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2.30512212393">
                <text:p>1532.3051221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3.87199640999">
                <text:p>1533.87199640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.26546610661">
                <text:p>1618.26546610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8.72009704586">
                <text:p>1608.72009704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21.24090293286">
                <text:p>1421.24090293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8.35512974068">
                <text:p>1388.35512974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7.14531495164">
                <text:p>1307.14531495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7.38759625171">
                <text:p>1327.387596251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00.56501064615">
                <text:p>1200.565010646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0.32855646064">
                <text:p>1140.32855646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4.36944484763">
                <text:p>1154.36944484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1.15208468071">
                <text:p>1081.152084680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3.25057929645">
                <text:p>1123.25057929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82.81480103628">
                <text:p>1182.814801036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66.45006215119">
                <text:p>1266.45006215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9.57021543329">
                <text:p>1249.570215433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9.24692145542">
                <text:p>1239.24692145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7.51794339822">
                <text:p>1377.51794339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7.71293020105">
                <text:p>1387.71293020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0.04797281935">
                <text:p>1430.047972819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3.8730561312">
                <text:p>1413.8730561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57.84456829418">
                <text:p>1457.84456829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4.87195668989">
                <text:p>1514.87195668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2.58428957567">
                <text:p>1612.584289575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0.86107331389">
                <text:p>1620.8610733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10.6764939072">
                <text:p>1510.676493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9.15660010686">
                <text:p>1529.156600106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1.61300665153">
                <text:p>1571.61300665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98.40796042871">
                <text:p>1598.40796042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09.52829587244">
                <text:p>1709.528295872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3.31453224418">
                <text:p>1593.314532244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4.37150828765">
                <text:p>1624.371508287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67.04854702477">
                <text:p>1767.048547024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0.38403520343">
                <text:p>1690.384035203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4.92108415559">
                <text:p>1784.9210841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80.91293595694">
                <text:p>1680.91293595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85.63518183956">
                <text:p>1685.635181839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1.60085776727">
                <text:p>1711.60085776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98.51441982298">
                <text:p>1598.51441982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83.32888874554">
                <text:p>1583.328888745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9.0314376639">
                <text:p>1679.0314376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7.48001701896">
                <text:p>1717.480017018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4.6049719525">
                <text:p>1484.6049719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9.776428339">
                <text:p>1629.7764283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0.9705447245">
                <text:p>1620.9705447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3.89899841081">
                <text:p>1663.89899841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23.83360046435">
                <text:p>1423.833600464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82.95380557191">
                <text:p>1482.953805571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9.83890031247">
                <text:p>1529.83890031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6.46870112717">
                <text:p>1586.468701127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0.39454322941">
                <text:p>1550.394543229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2.89820270499">
                <text:p>1652.898202704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4.26185424369">
                <text:p>1794.261854243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66.83481791558">
                <text:p>1866.834817915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0.20118497735">
                <text:p>2020.20118497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6.94764276879">
                <text:p>1956.9476427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6.14415952643">
                <text:p>1806.14415952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7.23217769448">
                <text:p>1807.23217769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8.32150749324">
                <text:p>1808.32150749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3.18939259407">
                <text:p>1793.1893925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5.1114336299">
                <text:p>1735.1114336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3.43013731606">
                <text:p>1743.43013731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50.99740694705">
                <text:p>1850.99740694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55.57686977035">
                <text:p>1855.57686977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60.17904844714">
                <text:p>1860.17904844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2.08924992971">
                <text:p>1712.0892499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60.75592641073">
                <text:p>1860.75592641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04.30826947591">
                <text:p>1704.30826947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8.77915616564">
                <text:p>1588.77915616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6.24687658951">
                <text:p>1706.24687658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33466007241">
                <text:p>1495.334660072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92.76851006486">
                <text:p>1692.768510064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93.7241846705">
                <text:p>1693.72418467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6.98854490563">
                <text:p>1716.98854490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1.08183800081">
                <text:p>1671.08183800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.44872228447">
                <text:p>1719.448722284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63.41324573958">
                <text:p>1763.41324573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08.6763462011">
                <text:p>1708.6763462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26.37487657229">
                <text:p>1726.37487657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79.97166001065">
                <text:p>1679.971660010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73.31548684465">
                <text:p>1773.31548684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5.14576704277">
                <text:p>1835.1457670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64.73166892583">
                <text:p>1864.731668925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88.42189470987">
                <text:p>1688.42189470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35.04871611409">
                <text:p>1735.04871611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40.96404822568">
                <text:p>1740.964048225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2.86968663209">
                <text:p>1542.86968663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95.37981738776">
                <text:p>1595.379817387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3.15930440344">
                <text:p>1703.1593044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2.73386663475">
                <text:p>1742.73386663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84.03846038747">
                <text:p>1684.038460387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8.1752808816">
                <text:p>1578.1752808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2.68412214235">
                <text:p>1502.68412214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4.82415007982">
                <text:p>1514.82415007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7.06114316434">
                <text:p>1297.06114316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65.8568513567">
                <text:p>1365.8568513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6.04999077875">
                <text:p>1386.04999077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7.85770877742">
                <text:p>1317.8577087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2.50527629195">
                <text:p>1322.50527629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95.10138696168">
                <text:p>1295.10138696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3.58118748295">
                <text:p>1243.581187482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5.1188585828">
                <text:p>1295.1188585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41.52265100107">
                <text:p>1241.52265100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44.87061453608">
                <text:p>1144.870614536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7.5526239842">
                <text:p>1227.5526239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.54745623752">
                <text:p>1223.54745623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54.23924788101">
                <text:p>1254.23924788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83.83227882649">
                <text:p>1383.832278826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6.41664922709">
                <text:p>1266.41664922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4.28188309991">
                <text:p>1264.28188309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33.10273731997">
                <text:p>1233.10273731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65.34836577446">
                <text:p>1265.348365774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1.58058124283">
                <text:p>1301.58058124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3.2460391772">
                <text:p>1353.24603917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1.28419955202">
                <text:p>1401.284199552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03.90717603037">
                <text:p>1403.907176030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34.60757235379">
                <text:p>1534.607572353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39.47078963994">
                <text:p>1839.47078963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14.29672006597">
                <text:p>1914.296720065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39.21013064421">
                <text:p>1639.210130644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83.82519733574">
                <text:p>1583.825197335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55.25616176013">
                <text:p>1755.25616176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44.06829434427">
                <text:p>1944.068294344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1.63253256257">
                <text:p>2061.632532562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33.53916782161">
                <text:p>2233.539167821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56.47559439572">
                <text:p>2156.47559439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22.90434990289">
                <text:p>2122.904349902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8.43453906241">
                <text:p>2238.434539062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7.93827969242">
                <text:p>2137.93827969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66.91273449972">
                <text:p>2366.91273449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.7351021697">
                <text:p>2385.73510216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22.92829344049">
                <text:p>2322.92829344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4.85923124521">
                <text:p>2404.85923124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5.44212210302">
                <text:p>2535.44212210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05.76281597231">
                <text:p>2805.76281597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82.81859242423">
                <text:p>2682.81859242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84.58918025276">
                <text:p>2584.58918025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62.57988992979">
                <text:p>2662.579889929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41.4808637274">
                <text:p>2641.48086372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52.98177653443">
                <text:p>2752.98177653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36.83804370061">
                <text:p>2336.838043700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8.77639996398">
                <text:p>2318.77639996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25.70324944248">
                <text:p>2525.703249442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4.18801524215">
                <text:p>2654.188015242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1.50381264803">
                <text:p>2741.50381264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00.36194898213">
                <text:p>2900.36194898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21.59072489326">
                <text:p>3021.590724893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01.91284590037">
                <text:p>3401.912845900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61.4327241174">
                <text:p>3561.4327241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74.25619245591">
                <text:p>3774.256192455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2.34354639706">
                <text:p>3822.343546397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75.12236363762">
                <text:p>3375.122363637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86.38848799495">
                <text:p>3286.38848799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99.94433216378">
                <text:p>3299.944332163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71.48464552962">
                <text:p>3671.48464552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4.09138422818">
                <text:p>3994.091384228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1.35201400722">
                <text:p>4211.352014007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12.66687402595">
                <text:p>4412.66687402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29.16160154229">
                <text:p>4729.16160154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68.44877024453">
                <text:p>4668.44877024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00.37410984946">
                <text:p>4500.37410984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09.8746058283">
                <text:p>4209.87460582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75.87655938485">
                <text:p>4275.876559384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51.41981767197">
                <text:p>3551.419817671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81.21568459278">
                <text:p>4281.21568459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667.54086499945">
                <text:p>4667.54086499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03.08309946581">
                <text:p>5403.083099465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75.11491411242">
                <text:p>4275.11491411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33.21781839186">
                <text:p>3933.217818391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18.18911979618">
                <text:p>4318.189119796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0.56411389122">
                <text:p>5340.56411389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94.82471837522">
                <text:p>4794.824718375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02.23152223413">
                <text:p>5202.23152223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90.57465671465">
                <text:p>4890.57465671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11.66802660431">
                <text:p>3511.668026604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86.1778300825">
                <text:p>3586.1778300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29.75094579476">
                <text:p>3129.750945794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98.35705735273">
                <text:p>3298.357057352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41.33906784079">
                <text:p>3241.339067840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80.49856309792">
                <text:p>3780.498563097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70.63365502972">
                <text:p>3970.63365502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76.69322874458">
                <text:p>4776.693228744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69.7362539976">
                <text:p>4869.73625399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32.64000193478">
                <text:p>5932.640001934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04.16462571376">
                <text:p>4404.16462571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60.85977272449">
                <text:p>4860.859772724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97.44358785711">
                <text:p>5197.443587857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0.35507742923">
                <text:p>5690.35507742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72.47192058857">
                <text:p>5772.4719205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89.18051687322">
                <text:p>5789.180516873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79.95225769024">
                <text:p>5879.95225769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46.97271333139">
                <text:p>5946.972713331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60.6866785156">
                <text:p>6160.68667851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11.71015925646">
                <text:p>6211.710159256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43.04463239568">
                <text:p>6343.044632395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49.75729289692">
                <text:p>6349.75729289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01.2501211104">
                <text:p>6601.2501211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01.26344487821">
                <text:p>7101.26344487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86.31488219991">
                <text:p>7186.31488219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5.48486713183">
                <text:p>4975.484867131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54.33640804053">
                <text:p>5254.33640804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1.40608010299">
                <text:p>5291.40608010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19.55341670685">
                <text:p>5319.553416706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48.06151209149">
                <text:p>6148.06151209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5.49222452481">
                <text:p>5655.49222452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98.01621300391">
                <text:p>4598.016213003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16.93032028105">
                <text:p>4416.93032028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63.91993020821">
                <text:p>4063.919930208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10.3083585723">
                <text:p>3910.3083585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03.11836912184">
                <text:p>4503.11836912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65.48707039131">
                <text:p>4165.48707039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69.57402631913">
                <text:p>4469.574026319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89.64039242897">
                <text:p>4489.640392428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77.67207772827">
                <text:p>3777.672077728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08.07500224032">
                <text:p>3508.075002240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33.90195506547">
                <text:p>3533.901955065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5.53318592794">
                <text:p>3405.533185927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68.53025909779">
                <text:p>3468.530259097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01.7851171047">
                <text:p>3601.78511710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31.79293114467">
                <text:p>3131.79293114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92.0564098406">
                <text:p>3392.05640984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85.09481686833">
                <text:p>3085.09481686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30.15912981117">
                <text:p>3130.159129811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16.98366782114">
                <text:p>3616.983667821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40.19300377171">
                <text:p>3140.193003771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15.9679840229">
                <text:p>2815.96798402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33.63299749669">
                <text:p>3133.632997496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35.27042819427">
                <text:p>3135.270428194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30.1644412137">
                <text:p>3330.16444121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37.8061508695">
                <text:p>3337.80615086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7.55473505581">
                <text:p>3117.554735055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92.37872342375">
                <text:p>2792.37872342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52.54033443924">
                <text:p>3252.5403344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52.42955735692">
                <text:p>2552.42955735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56.23550195198">
                <text:p>2556.23550195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98.49568311858">
                <text:p>2098.49568311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31.00773415618">
                <text:p>1931.007734156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34.12000385423">
                <text:p>1934.120003854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69.99877926842">
                <text:p>1969.998779268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7.7604142179">
                <text:p>2067.76041421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81.93052809049">
                <text:p>2081.930528090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4.05628503205">
                <text:p>2154.05628503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3.80224264366">
                <text:p>2013.802242643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21.94567210001">
                <text:p>2021.9456721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32.09886471963">
                <text:p>1832.09886471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62.10718834427">
                <text:p>1962.107188344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78.41395694037">
                <text:p>1878.413956940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80.32008959477">
                <text:p>1780.320089594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59.78265229191">
                <text:p>1859.782652291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05.27691310462">
                <text:p>1605.276913104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91.65031685305">
                <text:p>1591.650316853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9.40520430398">
                <text:p>1649.40520430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0.3125302776">
                <text:p>1650.31253027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2.88740796276">
                <text:p>1702.887407962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7.11381630762">
                <text:p>1537.11381630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.620495715">
                <text:p>1332.6204957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30.47414041168">
                <text:p>1430.474140411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0.72656354616">
                <text:p>1360.726563546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1.4676317491">
                <text:p>1321.46763174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9.49332320308">
                <text:p>1359.493323203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32.18477912656">
                <text:p>1232.184779126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19.43348696136">
                <text:p>1319.43348696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66.92647954364">
                <text:p>1366.926479543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85.86991152715">
                <text:p>1385.869911527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83.95197369549">
                <text:p>1383.951973695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31.03439192569">
                <text:p>1531.034391925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30.2534511494">
                <text:p>1530.25345114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6.69497598385">
                <text:p>1636.694975983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1.68002891571">
                <text:p>1701.680028915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74.134766989">
                <text:p>1774.1347669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80.45216081804">
                <text:p>1780.452160818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5.14279408814">
                <text:p>1735.142794088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20.77897945888">
                <text:p>1620.7789794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8.95009454765">
                <text:p>1708.950094547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67.1641516968">
                <text:p>1667.16415169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80.58925340152">
                <text:p>1680.589253401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0.76333221513">
                <text:p>1730.763332215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23.95934283965">
                <text:p>1623.959342839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28.79977870574">
                <text:p>1728.799778705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11.77208185129">
                <text:p>1611.772081851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4.53737377236">
                <text:p>1514.53737377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4.91976631754">
                <text:p>1514.91976631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26.45774520302">
                <text:p>1526.45774520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2.42014625894">
                <text:p>1422.42014625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28.21222700103">
                <text:p>1228.212227001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8.33069884102">
                <text:p>1118.33069884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1.61313779971">
                <text:p>1171.613137799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6.09651986239">
                <text:p>1126.096519862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44.57032418461">
                <text:p>1144.570324184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8.95636756152">
                <text:p>1118.95636756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66.45168308497">
                <text:p>1066.45168308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47.10289050804">
                <text:p>1247.102890508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1.18801728645">
                <text:p>1281.188017286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2.82651078446">
                <text:p>1352.826510784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0.84662147328">
                <text:p>1380.84662147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7.46970193759">
                <text:p>1447.469701937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3.89697833876">
                <text:p>1363.896978338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94.32377434655">
                <text:p>1394.323774346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0.95850777848">
                <text:p>1320.958507778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51.60754225529">
                <text:p>1351.607542255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61.42124498424">
                <text:p>1361.42124498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1.7364527589">
                <text:p>1391.73645275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2.99056527782">
                <text:p>1332.990565277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45.37760480742">
                <text:p>1445.37760480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5.89900684423">
                <text:p>1455.8990068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3.63569248116">
                <text:p>1433.63569248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2.4241317283">
                <text:p>1442.42413172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8.69289115876">
                <text:p>1448.69289115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0.01721564645">
                <text:p>1400.017215646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9.43556990765">
                <text:p>1359.435569907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1.9040801139">
                <text:p>1361.90408011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7.11411521188">
                <text:p>1287.114115211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3.45332181735">
                <text:p>1323.453321817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52.71717245787">
                <text:p>1252.71717245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32.86101755326">
                <text:p>1332.861017553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4.17749943613">
                <text:p>1314.177499436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49.65037060225">
                <text:p>1349.65037060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74.38233541837">
                <text:p>1374.382335418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66.24561332217">
                <text:p>1366.245613322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87.09136569777">
                <text:p>1387.091365697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84.53079091577">
                <text:p>1384.530790915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5.17004792169">
                <text:p>1385.170047921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45.41350306648">
                <text:p>1345.41350306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30.7658536444">
                <text:p>1530.76585364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4.54273413648">
                <text:p>1524.542734136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30.03395507704">
                <text:p>1530.03395507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7.23524506393">
                <text:p>1657.235245063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15.27060535848">
                <text:p>1715.270605358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15.02546601834">
                <text:p>1715.02546601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61.59510724525">
                <text:p>1661.59510724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5.28440235405">
                <text:p>1665.284402354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54.81383936041">
                <text:p>1554.81383936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5.08017212544">
                <text:p>1615.080172125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15.18886402928">
                <text:p>1615.18886402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4.73519653256">
                <text:p>1734.73519653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88.83772559255">
                <text:p>1688.83772559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3.95397899393">
                <text:p>1643.953978993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95.0087310191">
                <text:p>1595.00873101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2.82526120926">
                <text:p>1502.825261209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5.35020071125">
                <text:p>1305.35020071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4.37450434655">
                <text:p>1224.374504346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8.59064257058">
                <text:p>1208.59064257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39.10784493603">
                <text:p>1339.107844936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3.90677554852">
                <text:p>1343.906775548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4.62813723448">
                <text:p>1464.628137234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3.48685869621">
                <text:p>1443.48685869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9.34951692252">
                <text:p>1489.349516922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7.18469581427">
                <text:p>1597.184695814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3.45793882884">
                <text:p>1483.45793882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0.7240390783">
                <text:p>1510.72403907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7.50337797779">
                <text:p>1487.503377977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3.53443136707">
                <text:p>1393.534431367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6.01064300959">
                <text:p>1286.010643009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28.10224394352">
                <text:p>1228.102243943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10.73250018853">
                <text:p>1310.73250018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29.31749970657">
                <text:p>1329.317499706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01.6335233043">
                <text:p>1301.633523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14.18519118354">
                <text:p>1214.18519118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76.33628446298">
                <text:p>1176.336284462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90.7952473135">
                <text:p>1090.79524731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43.60227895349">
                <text:p>1143.602278953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2.20936904602">
                <text:p>1162.209369046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7.59041271753">
                <text:p>1307.590412717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.75461921157">
                <text:p>1397.754619211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57.89729007919">
                <text:p>1357.897290079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21.5986807734">
                <text:p>1421.59868077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7.67333493309">
                <text:p>1467.673334933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2.95266036831">
                <text:p>1552.952660368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9.31331752892">
                <text:p>1599.313317528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1.31200545911">
                <text:p>1641.312005459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7.15360340765">
                <text:p>1497.153603407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7.5584231881">
                <text:p>1567.55842318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2.79679510649">
                <text:p>1702.796795106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7.4810038396">
                <text:p>1607.4810038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10.93365961856">
                <text:p>1610.93365961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83.48086212116">
                <text:p>1483.48086212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7.17458146379">
                <text:p>1567.174581463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7.76997567647">
                <text:p>1547.769975676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35.09834838512">
                <text:p>1535.098348385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7.9119473239">
                <text:p>1587.91194732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0.61990248605">
                <text:p>1600.619902486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27.97999849599">
                <text:p>1627.979998495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28.86389954373">
                <text:p>1628.863899543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75.38152367697">
                <text:p>1775.381523676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38.3073346364">
                <text:p>1438.3073346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87.12274354352">
                <text:p>1287.122743543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02.66618711047">
                <text:p>1402.666187110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3.88639565885">
                <text:p>1423.886395658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5.02034489134">
                <text:p>1335.0203448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02.5607070494">
                <text:p>1302.56070704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78.68804666194">
                <text:p>1278.688046661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9.95450064212">
                <text:p>1309.954500642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6.72669391231">
                <text:p>1256.726693912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52.47392683138">
                <text:p>1352.47392683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9.7391167549">
                <text:p>1299.73911675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13.51755470271">
                <text:p>1213.517554702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5.69940330574">
                <text:p>1315.699403305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99.87990591377">
                <text:p>1299.87990591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39.34137169875">
                <text:p>1339.34137169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04.55418045674">
                <text:p>1404.55418045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12.48968994002">
                <text:p>1412.48968994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39.60142624532">
                <text:p>1439.6014262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1.21379807176">
                <text:p>1641.21379807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.36804181159">
                <text:p>1598.368041811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2.1104022856">
                <text:p>1612.11040228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9.72780637032">
                <text:p>1799.72780637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43.97561606355">
                <text:p>1843.975616063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12.40990878588">
                <text:p>1712.409908785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9.51573874927">
                <text:p>1609.515738749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8.36229032718">
                <text:p>1508.362290327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4.1925451459">
                <text:p>1464.1925451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